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LayoutManager.addElementsForASpace( final List baseList , final int alignment , final AreaInfo ai , final int leaf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xtLayoutManager.processLinebreak( final List returnList , KnuthSequence 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xtLayoutManager.addElementsForBreakingSpace( final List baseList , final int alignment , final AreaInfo ai , final Position pos2 , final int p2WidthOffset , final Position pos3 , final int p3WidthOffset , final boolean skipZeroCheck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TextLayoutManager.TextLayoutManager( final FOTex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LayoutManager.applyChanges( final List old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xt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xtLayoutManager.getChangedKnuthElements( final List oldList , final int alig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xtLayoutManager.processLeftoverAi( final int alignment , final KnuthSequence sequence , AreaInfo ai , final char ch , final boolean breakOpportunity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LayoutManager.createTextArea( final MinOptMax width , final int adjust , final LayoutContext context , final int spaceDiff , final int firstIndex , final int lastIndex , final boolean isLastArea , final Font fon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1">
            <text:p text:style-name="Table_20_Contents">41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PendingChange.PendingChange( final AreaInfo ai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LayoutManager.makeZeroWidthPenalty( final int penal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LayoutManager.addAreaInfoAreas( final AreaInfo ai , final int wordSpaceCount , int letterSpaceCount , final int firstAreaInfoIndex , final int lastAreaInfoIndex , final MinOptMax realWidth , final LayoutContext 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6">
            <text:p text:style-name="Table_20_Contents">46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extLayoutManager.addToLetterAdjust( final int index , final int 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LayoutManager.isSpace( final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LayoutManager.hyphenate( final Position pos , final HyphContext hc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TextLayoutManager.processWord( final int alignment , final KnuthSequence sequence , AreaInfo prevAi , final char ch , final boolean breakOpportunity , final boolean checkEndsWithHyphe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8">
            <text:p text:style-name="Table_20_Contents">38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AreaInfo.AreaInfo( final int startIndex , final int breakIndex , final int wordSpaceCount , final int letterSpaceCount , final MinOptMax areaIPD , final boolean isHyphenated , final boolean isSpace , final boolean breakOppAfter , final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LayoutManager.addElementsForAWordFragment( final List baseList , final int alignment , final AreaInfo ai , final int leafValue , final MinOptMax letterSpaceWid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rea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LayoutManager.getNextKnuthElements( final LayoutContext context , final int alignment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TextLayoutManager.addAreas( final PositionIterator posIter , final Layout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extLayoutManager.getWordChars( final StringBuffer sbChars , final Position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LayoutManager.addALetterSpaceTo( final List old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extLayoutManager.processWhitespace( final int alignment , final KnuthSequence sequence , final boolean breakOpportun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LayoutManager.addElementsForAHyphen( final List baseList , final int alignment , final int widthIfBreakOccurs , MinOptMax widthIfNoBreakOccurs , final boolean unflagge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0">
            <text:p text:style-name="Table_20_Contents">40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TextLayoutManager.makeAuxiliaryZeroWidth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LayoutManager.removeWordSpace( final List old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